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83.31pt" svg:height="291.34pt" svg:x="130.99pt" svg:y="3.06pt">
            <loext:p draw:notify-on-update-of-ranges="Sheet1.A1:Sheet1.A4 Sheet1.B1:Sheet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657352941176471" calcext:value-type="float">
            <text:p>0.000657352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32158273381295" calcext:value-type="float">
            <text:p>0.000321582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256" calcext:value-type="float">
            <text:p>0.002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161663652802893" calcext:value-type="float">
            <text:p>0.000161663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248" calcext:value-type="float">
            <text:p>0.002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129060199220442" calcext:value-type="float">
            <text:p>0.0001290602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18:18:22.626073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8:22:08.309137833</meta:creation-date>
    <dc:date>2018-10-25T18:53:46.464742998</dc:date>
    <meta:editing-duration>PT28M40S</meta:editing-duration>
    <meta:editing-cycles>3</meta:editing-cycles>
    <meta:generator>LibreOffice/5.1.6.2$Linux_X86_64 LibreOffice_project/1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51cm" svg:height="10.279cm" xlink:href=".." xlink:type="simple" chart:class="chart:scatter" chart:style-name="ch1">
        <chart:title svg:x="0.588cm" svg:y="0.341cm" chart:style-name="ch2">
          <text:p>Производительность коммуникационной сети, W_A</text:p>
        </chart:title>
        <chart:plot-area chart:style-name="ch3" table:cell-range-address="Sheet1.A1:Sheet1.B4" svg:x="1.664cm" svg:y="1.639cm" svg:width="15.046cm" svg:height="7.142cm">
          <chartooo:coordinate-region svg:x="3.405cm" svg:y="1.928cm" svg:width="12.897cm" svg:height="6.027cm"/>
          <chart:axis chart:dimension="x" chart:name="primary-x" chart:style-name="ch4">
            <chart:title svg:x="5.423cm" svg:y="8.986cm" chart:style-name="ch5">
              <text:p>количество процессорных ядер</text:p>
            </chart:title>
          </chart:axis>
          <chart:axis chart:dimension="y" chart:name="primary-y" chart:style-name="ch4">
            <chart:title svg:x="0.451cm" svg:y="6.146cm" chart:style-name="ch6">
              <text:p>GB/sec</text:p>
            </chart:title>
            <chart:grid chart:style-name="ch7" chart:class="major"/>
          </chart:axis>
          <chart:series chart:style-name="ch8" chart:values-cell-range-address="Sheet1.B1:Sheet1.B4" chart:class="chart:scatter">
            <chart:domain table:cell-range-address="Sheet1.A1:Sheet1.A4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1:Sheet1.A4</svg:desc>
                </draw:g>
              </table:table-cell>
              <table:table-cell office:value-type="float" office:value="0.000657352941176471">
                <text:p>0.000657352941176471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32158273381295">
                <text:p>0.00032158273381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161663652802893">
                <text:p>0.000161663652802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00129060199220442">
                <text:p>0.000129060199220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